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text:a xlink:type="simple" xlink:href="https://github.com/danielOuattara/danielOuattara_05_21-10-2020.git" text:style-name="Internet_20_link" text:visited-style-name="Visited_20_Internet_20_Link">https://github.com/danielOuattara/danielOuattara_05_21-10-2020.git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6.2$Windows_X86_64 LibreOffice_project/0ce51a4fd21bff07a5c061082cc82c5ed232f115</meta:generator>
    <dc:date>2021-01-15T12:09:52.179000000</dc:date>
    <meta:editing-duration>PT4M24S</meta:editing-duration>
    <meta:editing-cycles>3</meta:editing-cycles>
    <meta:document-statistic meta:table-count="0" meta:image-count="0" meta:object-count="0" meta:page-count="1" meta:paragraph-count="1" meta:word-count="1" meta:character-count="66" meta:non-whitespace-character-count="66"/>
  </office:meta>
</office:document-meta>
</file>